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master-page-name="Standard">
      <style:paragraph-properties fo:line-height="120%" style:page-number="auto"/>
    </style:style>
    <style:style style:name="P2" style:family="paragraph" style:parent-style-name="Heading_20_2">
      <style:paragraph-properties fo:line-height="120%"/>
    </style:style>
    <style:style style:name="P3" style:family="paragraph" style:parent-style-name="Standard">
      <style:paragraph-properties fo:line-height="120%"/>
      <style:text-properties fo:language="nl" fo:country="BE"/>
    </style:style>
    <style:style style:name="P4" style:family="paragraph" style:parent-style-name="Standard">
      <style:paragraph-properties fo:line-height="120%"/>
    </style:style>
    <style:style style:name="P5" style:family="paragraph" style:parent-style-name="Standard">
      <style:paragraph-properties fo:line-height="120%"/>
      <style:text-properties fo:language="en" fo:country="GB"/>
    </style:style>
    <style:style style:name="T1" style:family="text">
      <style:text-properties fo:language="nl" fo:country="BE"/>
    </style:style>
    <style:style style:name="T2" style:family="text">
      <style:text-properties fo:language="nl" fo:country="BE" fo:font-style="italic" style:font-style-asian="italic"/>
    </style:style>
    <style:style style:name="T3" style:family="text">
      <style:text-properties fo:font-style="italic" style:font-style-asian="italic"/>
    </style:style>
    <style:style style:name="T4" style:family="text">
      <style:text-properties fo:language="en" fo:country="GB"/>
    </style:style>
    <style:style style:name="T5" style:family="text">
      <style:text-properties fo:language="en" fo:country="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2 Editorkit</text:span></text:h>
      <text:p text:style-name="P3"/>
      <text:p text:style-name="P4"><text:span text:style-name="T1">Het gebruik van een </text:span><text:span text:style-name="T2">editorkit</text:span><text:span text:style-name="T1"> vereenvoudigt het maken van grafische applicaties in Java. Een editorkit is een bibliotheek waarin verschillende klassen voorzien zijn voor grafische toepassingen aan te maken. Zo bespaart een editorkit heel wat programmeerwerk. Er zijn verschillende editorkits voorhanden zoals JHotDraw, </text:span>GraphViz, Jung, Grappa, Piccolo, InfoVis, … In de volgende paragrafen bespreken we kort de meest geschikte editorkits voor onze GUI (Grafische User Interface).</text:p>
      <text:p text:style-name="P4"/>
      <text:h text:style-name="Heading_20_2" text:outline-level="2"><text:span text:style-name="T1">2.1 JHotDraw</text:span></text:h>
      <text:p text:style-name="P3"/>
      <text:p text:style-name="P4"><text:span text:style-name="T1">JHotDraw is een </text:span><text:span text:style-name="T2">framework</text:span><text:span text:style-name="T1"> voor grafische toepassingen aan te maken. Het ondersteunt geometrische en door de gebruiker aangemaakte vormen, het wijzigen van deze vormen en animaties. Hiervoor bevat JHotDraw een collectie van verschillende vormen die elk apart gewijzigd kunnen worden. JHotDraw bevat twee verschillende klassen, namelijk de </text:span><text:span text:style-name="T2">Drawing</text:span><text:span text:style-name="T1"> klasse en de </text:span><text:span text:style-name="T2">DrawingView</text:span><text:span text:style-name="T1"> klasse. De Drawing klasse is het model van de applicatie terwijl DrawingView het voorkomen van de tekening in de GUI bevat. Hierdoor vergroot de flexibiliteit van JHotDraw. Alle applicaties in JHotDraw bestaan bijgevolg uit een tekenmodel, een tekenzicht, een collectie van tekenvormen samen met een </text:span><text:span text:style-name="T2">tool</text:span><text:span text:style-name="T1">.</text:span></text:p>
      <text:p text:style-name="P3"/>
      <text:h text:style-name="Heading_20_2" text:outline-level="2">2.2 Jung</text:h>
      <text:p text:style-name="P3"/>
      <text:p text:style-name="P4">Jung is een bibliotheek voor de modellering, analyse en visualisatie van data. Jung ondersteunt verschillende voorstellingen van entiteiten en mechanismen. Zo zijn er onder andere mechanismen aanwezig voor optimalisatie en het aanpassen van diagrammen. Jung voorziet ook een visualisatie framework wat het makkelijk maakt om tools aan te maken om netwerkdata interactief te verkennen. Hiervoor kan de gebruiker zelf een eigen lay-out aanmaken of gebruik maken van een van de lay-outs die door Jung voorzien zijn.</text:p>
      <text:p text:style-name="P4"/>
      <text:h text:style-name="Heading_20_2" text:outline-level="2"><text:span text:style-name="T4">2.3 Grappa</text:span></text:h>
      <text:p text:style-name="P5"/>
      <text:p text:style-name="P4">Grappa is een tekenpakket voor diagrammen dat de weergave en manipulatie van diagrammen vereenvoudigt bij Java applicaties en applets en is een onderverzameling van GraphViz. Grappa bevat methoden om tekeningen in te lezen en weg te schrijven met behulp van het dot tekst formaat. Dit is een taal waarin een diagram volledig in tekst beschreven is die zowel computer als mens kunnen gebruiken. Hierdoor biedt Grappa het voordeel dat de gebruiker diagrammen eenvoudig kan beschrijven, maar een nadeel is dat er een bijkomende taal gekend moet zijn. </text:p>
      <text:h text:style-name="P2" text:outline-level="2">2.4 Piccolo</text:h>
      <text:p text:style-name="P4"/>
      <text:p text:style-name="P4">Piccolo is een <text:span text:style-name="T1">bibliotheek</text:span> voor zowel Java als C# voor het ontwikkelen van gestructureerde grafische applicaties met effecten zoals inzoomen en animaties. Piccolo bestaat uit een hiërarchische structuur van objecten en camera’s, waardoor het mogelijk is om objecten te groeperen en manipuleren. Piccolo is gebruikt de Java2D API (Application Programming Interface) voor de grafische verwerking. Hierdoor moet er minder rekening gehouden worden met de lagere niveau details van het programmeren. De belangrijkste klasse in Piccolo is de PNode klasse, waaruit de andere klassen afgeleid zijn. Zo is alles wat zichtbaar en waar interactie met de gebruiker aan gekoppeld is, een PNode. Voor deze interacties zijn er in Piccolo verschillende <text:span text:style-name="T3">event listeners </text:span>voorzien.</text:p>
      <text:p text:style-name="P4"/>
      <text:h text:style-name="P2" text:outline-level="2">2.5 Uiteindelijke keuze</text:h>
      <text:p text:style-name="P4"/>
      <text:p text:style-name="P4">Na het bestuderen van de verschillende editorkits en de bijhorende voorbeelden, is gebleken dat de beste keuze Piccolo is. Met Piccolo is het namelijk duidelijk om PNodes aan elkaar te linken en zo een duidelijke structuur te krijgen. Verschillende PNodes kunnen samen een figuur voorstellen en kunnen elk een andere event listener krijgen toegewezen. Dit is handig voor het aanmaken van de modules die nodig zijn voor de trein aan te sturen. Zo kan er bijvoorbeeld aan elke in- of uitgang een andere gebeurtenis worden toegewezen, terwijl ze een onderdeel zijn van de module waartoe ze behoren. Een ander voordeel van Piccolo is dat alles gemakkelijk geïntegreerd kan worden in Swing, de standaardbibliotheek van Java voor grafische applicaties. </text:p>
      <text:p text:style-name="P4"/>
      <text:p text:style-name="P4">Voor Piccolo is er voldoende documentatie beschikbaar. Zo is de volledige API beschikbaar op de webpagina van Piccolo. Ook staat er een uitgebreide handleiding online, wat het aanleren van de bibliotheek vergemakkelijkt. Er zijn voldoende voorbeelden beschikbaar gesteld door de ontwikkelaars, waardoor de werking van Piccolo verduidelijkt.</text:p>
      <text:p text:style-name="P4"/>
      <text:p text:style-name="P4"><text:soft-page-break/></text:p>
      <text:p text:style-name="P4"><text:a xlink:type="simple" xlink:href="http://www.jhotdraw.org/" text:style-name="Internet_20_link" text:visited-style-name="Visited_20_Internet_20_Link"><text:span text:style-name="Internet_20_link">http://www.jhotdraw.org/</text:span></text:a></text:p>
      <text:p text:style-name="P4"><text:a xlink:type="simple" xlink:href="http://softarch.cis.strath.ac.uk/PLJHD/Patterns/JHDDomainOverview.html" text:style-name="Internet_20_link" text:visited-style-name="Visited_20_Internet_20_Link"><text:span text:style-name="Internet_20_link"><text:span text:style-name="T4">http://softarch.cis.strath.ac.uk/PLJHD/Patterns/JHDDomainOverview.html</text:span></text:span></text:a></text:p>
      <text:p text:style-name="P4"><text:a xlink:type="simple" xlink:href="http://jung.sourceforge.net/" text:style-name="Internet_20_link" text:visited-style-name="Visited_20_Internet_20_Link"><text:span text:style-name="Internet_20_link"><text:span text:style-name="T5">http://jung.sourceforge.net/</text:span></text:span></text:a></text:p>
      <text:p text:style-name="P4"><text:a xlink:type="simple" xlink:href="http://www.datalab.uci.edu/papers/JUNG_tech_report.html" text:style-name="Internet_20_link" text:visited-style-name="Visited_20_Internet_20_Link"><text:span text:style-name="Internet_20_link"><text:span text:style-name="T5">http://www.datalab.uci.edu/papers/JUNG_tech_report.html</text:span></text:span></text:a></text:p>
      <text:p text:style-name="P4"><text:a xlink:type="simple" xlink:href="http://www.research.att.com/~john/Grappa/" text:style-name="Internet_20_link" text:visited-style-name="Visited_20_Internet_20_Link"><text:span text:style-name="Internet_20_link"><text:span text:style-name="T4">http://www.research.att.com/~john/Grappa/</text:span></text:span></text:a></text:p>
      <text:p text:style-name="P4"><text:a xlink:type="simple" xlink:href="http://staff.aist.go.jp/y-ichisugi/mj/2003/mjGrappa/index.html" text:style-name="Internet_20_link" text:visited-style-name="Visited_20_Internet_20_Link"><text:span text:style-name="Internet_20_link"><text:span text:style-name="T4">http://staff.aist.go.jp/y-ichisugi/mj/2003/mjGrappa/index.html</text:span></text:span></text:a></text:p>
      <text:p text:style-name="P4"><text:a xlink:type="simple" xlink:href="http://www.cs.umd.edu/hcil/jazz/" text:style-name="Internet_20_link" text:visited-style-name="Visited_20_Internet_20_Link"><text:span text:style-name="Internet_20_link"><text:span text:style-name="T4">http://www.cs.umd.edu/hcil/jazz/</text:span></text:span></text:a></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Normaal_20__28_web_29_" style:display-name="Normaal (web)" style:family="paragraph" style:parent-style-name="Standard">
      <style:paragraph-properties fo:margin-top="0.494cm" fo:margin-bottom="0.494cm" loext:contextual-spacing="false"/>
    </style:style>
    <style:style style:name="indented" style:family="paragraph" style:parent-style-name="Standard">
      <style:paragraph-properties fo:margin-top="0.494cm" fo:margin-bottom="0.494cm" loext:contextual-spacing="false"/>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andaardalinea-lettertype" style:family="text"/>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Standaardalinea-lettertype">
      <style:text-properties fo:color="#800080" style:text-underline-style="solid" style:text-underline-width="auto" style:text-underline-color="font-color"/>
    </style:style>
    <style:style style:name="Emphasis" style:family="text" style:parent-style-name="Standaardalinea-lettertype">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ditorkit</dc:title>
    <meta:initial-creator>Wouter</meta:initial-creator>
    <meta:creation-date>2008-02-27T17:13:00</meta:creation-date>
    <dc:creator>Wouter</dc:creator>
    <dc:date>2008-03-02T23:33:00</dc:date>
    <meta:editing-cycles>40</meta:editing-cycles>
    <meta:editing-duration>PT7H4M</meta:editing-duration>
    <meta:document-statistic meta:table-count="0" meta:image-count="0" meta:object-count="0" meta:page-count="2" meta:paragraph-count="20" meta:word-count="624" meta:character-count="4450" meta:non-whitespace-character-count="3844"/>
    <meta:generator>LibreOffice/5.3.3.2$Linux_X86_64 LibreOffice_project/30m0$Build-2</meta:generator>
  </office:meta>
</office:document-meta>
</file>